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2.8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52.5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java.com.addthis.codec.jackson.CodecBeanDeserializ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:.D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com.addthis.codec.binary.BufferO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D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com.addthis.codec.binary.Buffe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D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com.addthis.codec.jackson.Jacks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D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com.addthis.codec.reflection.Field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D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com.addthis.codec.reflection.CodableFieldInfo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D6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ava.com.addthis.codec.reflection.CodableClassInf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:.D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com.addthis.codec.binary.CodecBin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D8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java.com.addthis.codec.jackson.CodecTypeResolverBuil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D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com.addthis.codec.jackson.CodecTypeIdResolv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D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com.addthis.codec.config.ConfigTraversingPars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D1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com.addthis.codec.jackson.CodecIntrospect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D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com.addthis.codec.config.ConfigNodeCurs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:.D1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com.addthis.codec.plugins.PluginRegist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D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com.addthis.codec.jackson.CaseIgnoringEnumDeserializ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D1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com.addthis.codec.jackson.IndexReportingObjectArrayDeserializ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:.D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com.addthis.codec.plugins.PluginMap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:.D1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ava.com.addthis.codec.jackson.CodecDeserializ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:.D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com.addthis.codec.jackson.CodecBeanDeserializerModif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:.D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com.addthis.codec.config.Config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0:.D20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ava.com.addthis.codec.jackson.CodecTypeDeserializ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:.D2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com.addthis.codec.jackson.CodecJacks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:.D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addthis.codec.utils.ExecutorServiceBuil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3:.D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cli.PosixPars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:.D2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org.apache.commons.cli.Option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:.D25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ava.org.apache.commons.cli.OptionValida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:.D2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cli.GnuPars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:.D2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cli.CommandL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8:.D2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cli.OptionGrou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:.D2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li.HelpFormatter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:.D30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ava.org.apache.commons.cli.DefaultParser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:.D31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ava.org.apache.commons.cli.TypeHand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:.D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apache.commons.cli.PatternOptionBuild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:.D3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va.org.apache.commons.cli.Pars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:.D3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va.org.apache.commons.cli.Uti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:.D3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codec.binary.StringUti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:.D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apache.commons.codec.net.RFC1522Code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:.D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apache.commons.codec.binary.CharSequenceUti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:.D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apache.commons.codec.language.Soundex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:.D3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ava.org.apache.commons.codec.binary.BinaryCodec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:.D40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va.org.apache.commons.codec.language.ColognePhonetic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:.D4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ava.org.apache.commons.codec.language.DoubleMetaphon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:.D42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java.org.apache.commons.codec.net.Ut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:.D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codec.binary.Base32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:.D44]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java.org.apache.commons.codec.language.bm.La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:.D4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binary.Base6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:.D46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java.org.apache.commons.codec.net.URLCode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:.D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ava.org.apache.commons.codec.language.Metaphon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:.D48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ava.org.apache.commons.codec.binary.Hex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:.D4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apache.commons.codec.digest.Md5Cryp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:.D5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ava.org.apache.commons.codec.net.QCode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:.D5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apache.commons.codec.language.DaitchMokotoffSoundex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:.D52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ava.org.apache.commons.codec.digest.HmacUt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:.D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codec.language.RefinedSounde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:.D5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codec.language.Nysiis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:.D55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ava.org.apache.commons.codec.binary.BaseNCodecInputStre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:.D5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apache.commons.codec.language.MatchRatingApproachEncoder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:.D57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ava.org.apache.commons.codec.language.bm.BeiderMorseEnco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:.D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codec.language.Caverphone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:.D5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language.Caverphone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:.D6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codec.digest.DigestUt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:.D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codec.Charse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:.D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codec.language.bm.Languag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:.D6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apache.commons.codec.binary.BaseNCodecOutputStrea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:.D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apache.commons.codec.language.bm.PhoneticEng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:.D6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org.apache.commons.codec.language.bm.Ru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:.D66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ava.org.apache.commons.codec.binary.BaseNCodec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:.D6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ava.org.apache.commons.codec.net.QuotedPrintableCodec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:.D68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ava.org.apache.commons.codec.net.BCode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:.D6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codec.digest.B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:.D7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apache.commons.codec.digest.Sha2Cryp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:.D71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ava.org.apache.commons.codec.digest.UnixCrypt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:.D72]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java.org.apache.commons.codec.language.Soundex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:.D7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apache.commons.fileupload.FileUploadBas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:.D74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ava.org.apache.commons.fileupload.util.Stream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:.D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apache.commons.fileupload.ParameterParser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:.D76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ava.org.apache.commons.fileupload.util.mime.Base64Decod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:.D7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org.apache.commons.fileupload.MultipartStream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:.D78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ava.org.apache.commons.fileupload.util.mime.QuotedPrintableDecod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:.D7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apache.commons.fileupload.util.LimitedInputStre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:.D8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apache.commons.fileupload.disk.DiskFile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:.D8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va.org.apache.commons.fileupload.util.FileItemHeadersImp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:.D8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fileupload.util.mime.MimeUtilit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:.D8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va.org.apache.commons.fileupload.FileUploadExcep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4:.D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AnnotationUtil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5:.D8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ava.org.apache.commons.lang3.time.FormatCach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6:.D8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apache.commons.lang3.BooleanUtils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7:.D87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java.org.apache.commons.lang3.text.translate.UnicodeUnescap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8:.D8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va.org.apache.commons.lang3.ObjectUtil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9:.D89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ava.org.apache.commons.lang3.concurrent.BasicThreadFacto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0:.D9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lang3.reflect.MethodUtil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1:.D9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va.org.apache.commons.lang3.concurrent.Concurrent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2:.D9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apache.commons.lang3.builder.ID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3:.D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math.IEEE754rUti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4:.D9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apache.commons.lang3.text.translate.CharSequenceTranslat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5:.D9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apache.commons.lang3.SerializationUti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6:.D9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lang3.mutable.MutableDoub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7:.D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apache.commons.lang3.builder.ToStringBuil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8:.D9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apache.commons.lang3.JavaVers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9:.D9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apache.commons.lang3.concurrent.AtomicInitializ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0:.D1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text.translate.OctalUnescap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1:.D10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org.apache.commons.lang3.reflect.InheritanceUti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2:.D10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lang3.reflect.FieldUtils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3:.D10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va.org.apache.commons.lang3.Rang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4:.D10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ava.org.apache.commons.lang3.Random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5:.D10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apache.commons.lang3.text.ExtendedMessageFormat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6:.D106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va.org.apache.commons.lang3.builder.RecursiveToStringSty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7:.D10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oncurrent.LazyInitializ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8:.D1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builder.Diff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9:.D10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LocaleUtil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0:.D110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va.org.apache.commons.lang3.RandomStringUtil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11:.D11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ava.org.apache.commons.lang3.text.StrBuilder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2:.D112])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java.org.apache.commons.lang3.reflect.ConstructorUti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3:.D11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lang3.concurrent.ConstantInitializ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4:.D1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Conversion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5:.D115])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java.org.apache.commons.lang3.builder.CompareToBuilder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6:.D116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java.org.apache.commons.lang3.text.translate.LookupTranslat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17:.D1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apache.commons.lang3.time.DateUtils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8:.D118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java.org.apache.commons.lang3.mutable.MutableLo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9:.D1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lang3.mutable.MutableI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0:.D1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apache.commons.lang3.CharUtil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1:.D12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va.org.apache.commons.lang3.text.WordUtil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2:.D122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ava.org.apache.commons.lang3.reflect.TypeUtils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3:.D123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java.org.apache.commons.lang3.CharSetUti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4:.D12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apache.commons.lang3.tuple.Trip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5:.D12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lang3.System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6:.D12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apache.commons.lang3.StringUtils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7:.D127])"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java.org.apache.commons.lang3.text.translate.EntityArray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8:.D1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text.StrTokeniz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9:.D129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ava.org.apache.commons.lang3.mutable.MutableBy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0:.D13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lang3.math.Fraction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1:.D131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ava.org.apache.commons.lang3.time.StopWatch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2:.D13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va.org.apache.commons.lang3.text.Formattable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3:.D1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apache.commons.lang3.time.DurationFormatUtil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4:.D134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apache.commons.lang3.BitFiel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5:.D1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apache.commons.lang3.mutable.MutableFlo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6:.D13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lang3.reflect.TypeLiter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7:.D1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translate.UnicodeUnpairedSurrogateRemo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8:.D1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reflect.MemberUtil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9:.D13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va.org.apache.commons.lang3.text.StrMatch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0:.D14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apache.commons.lang3.time.FastDateParse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1:.D141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ava.org.apache.commons.lang3.exception.DefaultExceptionCon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2:.D1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CharSe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3:.D14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ava.org.apache.commons.lang3.mutable.MutableShor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4:.D14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lang3.ArrayUtils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5:.D145])"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java.org.apache.commons.lang3.text.translate.NumericEntityEscap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6:.D14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apache.commons.lang3.text.StrSubstitutor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7:.D147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ava.org.apache.commons.lang3.mutable.MutableBoole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8:.D14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event.EventUt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9:.D1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CharRang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0:.D150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ava.org.apache.commons.lang3.ClassUtils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1:.D151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java.org.apache.commons.lang3.builder.MultilineRecursiveToStringSty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2:.D15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ava.org.apache.commons.lang3.tuple.Pai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3:.D15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Validat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54:.D15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ava.org.apache.commons.lang3.math.NumberUtils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5:.D155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java.org.apache.commons.lang3.CharSequenceUtil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56:.D15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va.org.apache.commons.lang3.builder.ToStringSty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7:.D157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java.org.apache.commons.lang3.builder.HashCodeBuild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58:.D158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va.org.apache.commons.lang3.exception.ExceptionUtil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9:.D159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ava.org.apache.commons.lang3.text.StrLooku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0:.D1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apache.commons.lang3.builder.ReflectionToStringBuild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1:.D16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apache.commons.lang3.time.FastDatePrinte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2:.D162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ava.org.apache.commons.lang3.mutable.MutableObje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3:.D16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builder.DiffBuilde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4:.D164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ava.org.apache.commons.lang3.concurrent.TimedSemaphor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5:.D16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apache.commons.lang3.builder.EqualsBuilder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6:.D166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java.org.apache.commons.lang3.EnumUtil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7:.D16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ava.org.apache.commons.lang3.concurrent.BackgroundInitializ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8:.D16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translate.NumericEntityUnescape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9:.D16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va.org.apache.commons.lang3.StringEscapeUti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70:.D17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apache.commons.lang3.concurrent.MultiBackgroundInitializ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1:.D17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apache.commons.lang3.text.translate.UnicodeEscap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2:.D17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com.github.kevinsawicki.http.HttpRequest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3:.D173]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jdepend.xmlui.JDepen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4:.D17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depend.swingui.DependTr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5:.D1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depend.framework.PackageFil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6:.D1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depend.textui.JDepen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7:.D177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depend.swingui.DependTreeMode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8:.D17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depend.framework.JDepe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9:.D17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depend.framework.FileManag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0:.D18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depend.framework.DependencyConstrai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1:.D1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depend.framework.JavaPackag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2:.D1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depend.swingui.JDepen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3:.D18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depend.framework.ClassFileParse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84:.D184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jdepend.swingui.PackageNo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5:.D1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depend.framework.PropertyConfigur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6:.D18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depend.swingui.EfferentNo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7:.D1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alg.cycle.SzwarcfiterLauerSimpleCycl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8:.D18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grapht.alg.EdmondsKarpMaximumFlow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9:.D189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va.org.jgrapht.graph.DefaultListenableGrap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0:.D19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EmptyGraphGene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1:.D1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alg.FloydWarshallShortestPath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2:.D192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va.org.jgrapht.alg.ChromaticNu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3:.D1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experimental.GraphTest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4:.D19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va.org.jgrapht.Graph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5:.D19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AsUndirectedGrap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6:.D1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graph.AsWeightedGrap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7:.D1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generate.GridGraphGenerato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8:.D19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org.jgrapht.experimental.isomorphism.AdaptiveIsomorphismInspectorFacto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9:.D1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graph.MaskVertexSe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0:.D2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alg.CycleDetect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1:.D20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grapht.generate.SimpleWeightedBipartiteGraphMatrixGenera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2:.D2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grapht.experimental.GraphRead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3:.D20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jgrapht.graph.MaskEdgeSe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4:.D20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grapht.alg.cycle.PatonCycle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5:.D20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util.ModifiableInteg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6:.D20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experimental.PartiteRandomGraphGenerato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7:.D20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jgrapht.alg.StrongConnectivityInspecto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8:.D20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jgrapht.graph.UndirectedSubgrap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9:.D2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generate.HyperCubeGraphGenerat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0:.D2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jgrapht.experimental.equivalence.EquivalenceSetCrea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1:.D2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grapht.alg.HamiltonianCyc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2:.D2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grapht.alg.KuhnMunkresMinimalWeightBipartitePerfectMatching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3:.D213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java.org.jgrapht.alg.DirectedNeighborInd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4:.D2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alg.BellmanFordShortestPat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5:.D21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grapht.alg.AbstractPathEle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6:.D2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alg.cycle.TiernanSimpleCycl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7:.D2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grapht.alg.BellmanFordPathEle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8:.D2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util.PrefetchIte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9:.D2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experimental.isomorphism.IsomorphismRel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0:.D22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isomorphism.EquivalenceIsomorphismInspect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21:.D2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jgrapht.experimental.isomorphism.VertexDegreeEquivalenceCompar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22:.D2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alg.VertexCov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3:.D2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alg.BlockCutpointGrap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4:.D22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jgrapht.alg.util.VertexDegreeComparat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25:.D2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grapht.alg.EulerianCircui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6:.D22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grapht.graph.SimpleGraphPat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7:.D22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generate.WheelGraphGener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8:.D2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ConnectivityInspec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9:.D22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raph.AbstractGraph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0:.D230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va.org.jgrapht.generate.RandomGraphGenerato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31:.D23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va.org.jgrapht.experimental.isomorphism.PermutationIsomorphismInspe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2:.D2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experimental.UniformRandomGraphGener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3:.D23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util.VertexPai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4:.D23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jgrapht.alg.cycle.JohnsonSimpleCycl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5:.D23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org.jgrapht.alg.NeighborInd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6:.D23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traverse.TopologicalOrderIter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7:.D23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experimental.GraphSqua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8:.D23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grapht.alg.NaiveLcaFin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9:.D23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experimental.alg.color.GreedyColoring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40:.D240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ava.org.jgrapht.experimental.permutation.IntegerPermutationIt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41:.D2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org.jgrapht.graph.MaskSubgrap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2:.D2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alg.color.BrownBacktrackColor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43:.D24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org.jgrapht.util.MathUt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4:.D2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alg.TransitiveClos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5:.D24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grapht.alg.StoerWagnerMinimumCu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46:.D24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ava.org.jgrapht.graph.GraphUnio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7:.D2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grapht.experimental.RandomGraphHelp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8:.D24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generate.StarGraphGener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9:.D24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experimental.dag.DirectedAcyclicGraph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0:.D250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ava.org.jgrapht.alg.EdmondsBlossomShrinki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1:.D25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jgrapht.alg.MinSourceSinkCu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2:.D25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graph.AbstractBaseGraph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3:.D25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va.org.jgrapht.alg.RankingPathElementLis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4:.D25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va.org.jgrapht.alg.HopcroftKarpBipartiteMatchin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5:.D25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jgrapht.experimental.equivalence.EquivalenceComparatorChainB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6:.D2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experimental.isomorphism.AbstractExhaustiveIsomorphismInspec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7:.D2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grapht.alg.cycle.TarjanSimpleCycl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8:.D2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grapht.alg.PrimMinimumSpanningTr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9:.D25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experimental.isomorphism.GraphOrder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60:.D26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alg.KShortestPathsItera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1:.D26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grapht.generate.CompleteGraphGener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2:.D26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AbstractPathElementLi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3:.D26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traverse.CrossComponentIterat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4:.D2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grapht.alg.TarjanLowestCommonAnces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5:.D2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BiconnectivityInspe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6:.D2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traverse.ClosestFirstItera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7:.D2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grapht.generate.CompleteBipartiteGraphGener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68:.D2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grapht.experimental.permutation.CompoundPermutationIt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69:.D26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org.jgrapht.alg.util.UnionFi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0:.D27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alg.CliqueMinimalSeparatorDecompositio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1:.D27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ava.org.jgrapht.traverse.DepthFirstIte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2:.D2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graph.DirectedSubgrap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3:.D2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traverse.AbstractGraphItera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4:.D27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grapht.generate.RingGraphGene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5:.D2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generate.ScaleFreeGraphGenerat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6:.D27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jgrapht.graph.AsUnweightedDirectedGrap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7:.D2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alg.KShortestPath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8:.D27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grapht.alg.BronKerboschCliqueFin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9:.D27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grapht.graph.DefaultGraphMapp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0:.D2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graph.ParanoidGrap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1:.D2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util.FibonacciHeap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2:.D282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ava.org.jgrapht.alg.DijkstraShortestPa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3:.D28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grapht.alg.BellmanFordIterat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4:.D28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grapht.generate.LinearGraphGenerat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85:.D28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grapht.experimental.alg.IntArrayGraphAlgorith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6:.D2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graph.Subgraph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7:.D28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org.jgrapht.experimental.permutation.CollectionPermutationI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8:.D2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grapht.generate.SimpleWeightedGraphMatrixGenerat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9:.D28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oda.time.chrono.BasicSingleEraDateTimeFie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0:.D2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DateTimeConstant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1:.D29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oda.time.convert.ConverterSet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2:.D292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va.org.joda.time.tz.ZoneInfoProvid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3:.D29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joda.time.DateTim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4:.D294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ava.org.joda.time.base.AbstractInstan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5:.D29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joda.time.field.UnsupportedDateTimeFie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96:.D29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oda.time.chrono.JulianChronolog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7:.D297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ava.org.joda.time.convert.ConverterManag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8:.D29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org.joda.time.LocalTim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9:.D299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va.org.joda.time.chrono.EthiopicChronolo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0:.D300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va.org.joda.time.base.AbstractDurati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1:.D30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joda.time.Duration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2:.D30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DelegatedDateTime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3:.D30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Month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4:.D30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joda.time.MutablePerio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5:.D30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chrono.LimitChronolog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6:.D306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ava.org.joda.time.base.AbstractPartial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7:.D307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ava.org.joda.time.field.DividedDateTimeField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08:.D308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ava.org.joda.time.Year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9:.D30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joda.time.field.OffsetDateTimeFiel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0:.D3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oda.time.field.AbstractPartialFieldPropert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1:.D31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joda.time.Period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2:.D312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java.org.joda.time.DateTimeComparato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3:.D31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ava.org.joda.time.format.DateTimeFormatter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4:.D314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ava.org.joda.time.chrono.GJChronology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15:.D315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java.org.joda.time.field.PreciseDurationFiel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6:.D3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oda.time.convert.ReadablePartialConver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7:.D3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format.ISODateTimeFormat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8:.D318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java.org.joda.time.chrono.GJEraDateTime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9:.D31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Day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0:.D32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joda.time.chrono.AssembledChronology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1:.D321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ava.org.joda.time.field.ScaledDurationFiel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2:.D32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org.joda.time.field.DecoratedDateTimeFie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3:.D3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field.DecoratedDurationFie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4:.D3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field.MillisDuration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5:.D32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PeriodForm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6:.D32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oda.time.field.BaseDateTimeField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7:.D327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ava.org.joda.time.LocalDat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28:.D328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ava.org.joda.time.format.DateTimeFormat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29:.D329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java.org.joda.time.Minut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0:.D3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joda.time.base.AbstractInterval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1:.D33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ava.org.joda.time.convert.StringConverter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2:.D332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ava.org.joda.time.DurationFieldTy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3:.D3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DateTimeUtil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4:.D33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org.joda.time.Duratio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5:.D33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va.org.joda.time.chrono.BasicDayOfYearDateTimeFiel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6:.D33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oda.time.YearMonthDa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7:.D3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joda.time.tz.ZoneInfoCompiler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38:.D338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ava.org.joda.time.chrono.BasicFixedMonthChronolo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9:.D33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va.org.joda.time.chrono.BasicYearDateTimeFiel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0:.D34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oda.time.chrono.IslamicChronology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1:.D341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java.org.joda.time.chrono.BasicGJChronology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2:.D342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ava.org.joda.time.chrono.ISOYearOfEraDateTime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3:.D34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base.BaseSingleFieldPeriod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4:.D34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va.org.joda.time.format.DateTimeParserBucke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5:.D345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ava.org.joda.time.base.AbstractDateTi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6:.D3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MonthDa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7:.D3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joda.time.convert.ReadableIntervalCo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8:.D34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base.AbstractPerio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9:.D34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joda.time.Week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0:.D3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joda.time.chrono.BasicDayOfMonthDateTimeFiel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1:.D35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oda.time.Insta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52:.D3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oda.time.TimeOfDa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3:.D35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joda.time.Second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4:.D35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joda.time.MutableDateTim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5:.D35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org.joda.time.chrono.ISOChronolog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6:.D35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oda.time.field.UnsupportedDurationFiel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7:.D35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oda.time.MutableInterv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8:.D3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oda.time.Hour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9:.D35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joda.time.chrono.BasicWeekOfWeekyearDateTimeFiel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0:.D36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joda.time.convert.ReadableDurationConver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1:.D3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base.BaseInterv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2:.D36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oda.time.field.DelegatedDuration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3:.D36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InternalParserDateTimePar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4:.D3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format.PeriodFormatterBuilder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65:.D365])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java.org.joda.time.YearMont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6:.D36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joda.time.field.AbstractReadableInstantFieldPropert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7:.D36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joda.time.chrono.BaseChronolo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8:.D36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org.joda.time.field.FieldUtils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69:.D369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ava.org.joda.time.Partial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0:.D370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java.org.joda.time.chrono.CopticChronolo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1:.D37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va.org.joda.time.chrono.LenientChronolog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2:.D37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oda.time.chrono.StrictChronolog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3:.D3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oda.time.format.DateTimeFormatterBuilder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4:.D374])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java.org.joda.time.field.PreciseDateTimeFiel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5:.D37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joda.time.format.FormatUtils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76:.D376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java.org.joda.time.field.SkipDateTimeFiel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7:.D3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oda.time.tz.FixedDateTimeZ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8:.D37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oda.time.chrono.BasicMonthOfYearDateTimeField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79:.D379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ava.org.joda.time.LocalDateTim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0:.D380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ava.org.joda.time.chrono.GJCacheKe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81:.D38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joda.time.IllegalFieldValueExcep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2:.D38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oda.time.DateTimeZone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3:.D383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java.org.joda.time.tz.DateTimeZoneBuilder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84:.D384]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java.org.joda.time.field.ImpreciseDateTimeFiel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5:.D38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joda.time.field.PreciseDurationDateTimeFiel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6:.D38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va.org.joda.time.DateMidnigh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7:.D38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org.joda.time.chrono.GJLocaleSymbol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8:.D38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va.org.joda.time.chrono.BasicWeekyearDateTimeFiel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89:.D38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org.joda.time.field.StrictDateTimeFie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0:.D3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tz.CachedDateTimeZon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1:.D39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ava.org.joda.time.chrono.GregorianChronology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2:.D392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ava.org.joda.time.IllegalInstantExcep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93:.D39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base.BasePerio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4:.D394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ava.org.joda.time.PeriodType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5:.D395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java.org.joda.time.convert.CalendarConver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6:.D3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field.ZeroIsMaxDateTimeFiel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7:.D39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oda.time.field.RemainderDateTimeFiel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8:.D39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joda.time.chrono.BasicChronology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9:.D399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java.org.joda.time.chrono.BuddhistChronolog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0:.D40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oda.time.DateTimeFieldTy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1:.D40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SkipUndoDateTimeFiel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2:.D40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oda.time.base.BasePart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3:.D4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chrono.ZonedChronolog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4:.D404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ava.org.joda.time.chrono.GJYearOfEraDateTimeFiel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5:.D40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ormat.PeriodFormatt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6:.D40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oda.time.tz.DefaultNameProvider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407:.D40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ava.org.joda.time.convert.ReadableInstantCo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8:.D40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oda.time.field.BaseDurationFiel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9:.D40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oda.time.format.InternalPrinterDateTimePrin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0:.D4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oda.time.Interva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1:.D4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joda.time.format.ISOPeriodForma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2:.D4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ArgumentLi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3:.D4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internal.Row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4:.D4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ParserRul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15:.D4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joptsimple.ArgumentAcceptingOptionSpe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6:.D4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joptsimple.OptionSe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7:.D41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joptsimple.internal.R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8:.D4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joptsimple.AbstractOptionSpe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9:.D41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util.DateConver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0:.D4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joptsimple.internal.Column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1:.D42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joptsimple.internal.String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2:.D42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joptsimple.OptionPars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3:.D42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va.joptsimple.internal.Refle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4:.D42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joptsimple.OptionSpecTokeniz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5:.D4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joptsimple.BuiltinHelpFormatt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6:.D42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va.joptsimple.OptionalArgumentOptionSp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7:.D4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joptsimple.util.KeyValuePai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8:.D4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joptsimple.internal.AbbreviationMa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9:.D42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va.org.jsoup.select.CombiningEvalua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0:.D43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soup.safety.Whitelis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1:.D43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va.org.jsoup.nodes.Entiti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2:.D4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soup.select.QueryPars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3:.D4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soup.examples.ListLink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4:.D4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soup.select.Element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5:.D43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soup.select.StructuralEvaluat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6:.D43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jsoup.nodes.Attribut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7:.D43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org.jsoup.nodes.XmlDeclar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8:.D43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select.Evalu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9:.D439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ava.org.jsoup.helper.HttpConnection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0:.D440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ava.org.jsoup.parser.XmlTreeBuild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1:.D4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jsoup.examples.HtmlToPlain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2:.D44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jsoup.helper.DataUti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3:.D44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va.org.jsoup.parser.TreeBuil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4:.D4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soup.nodes.Elemen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5:.D445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ava.org.jsoup.parser.TokenQueu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6:.D446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ava.org.jsoup.parser.Tokenise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7:.D44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va.org.jsoup.nodes.Attribut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48:.D44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jsoup.helper.StringUtil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9:.D449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va.org.jsoup.nodes.DocumentTyp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0:.D4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soup.nodes.TextNod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1:.D45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va.org.jsoup.select.NodeTravers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2:.D4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soup.UnsupportedMimeTypeExcep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3:.D4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soup.nodes.Nod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4:.D454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ava.org.jsoup.nodes.FormEle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55:.D45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jsoup.HttpStatusExcep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6:.D4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soup.parser.Tag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7:.D457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va.org.jsoup.parser.Pars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8:.D45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jsoup.parser.CharacterReader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59:.D459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java.org.jsoup.parser.HtmlTreeBuilder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60:.D460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va.org.jsoup.nodes.Docume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1:.D46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jsoup.helper.DescendableLinkedLi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2:.D4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soup.safety.Clean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3:.D46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jsoup.helper.W3CD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4:.D4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jsoup.helper.Valida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65:.D46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jsoup.parser.Toke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6:.D46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jsoup.parser.HtmlTreeBuilderState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7:.D467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jsoup.parser.TokeniserSt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8:.D46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net.sf.jsqlparser.util.AddAliasesVisi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69:.D46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OracleHierarchicalExpres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0:.D4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expression.operators.relational.InExpress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1:.D47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net.sf.jsqlparser.JSQLParserExcep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2:.D4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update.Upd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3:.D4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net.sf.jsqlparser.util.deparser.InsertDePars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4:.D47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SignedExpres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5:.D47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To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6:.D47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util.deparser.CreateIndexDePar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7:.D4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select.Distin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8:.D47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drop.Dro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79:.D47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chema.Data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0:.D48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sf.jsqlparser.statement.select.ValuesLi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1:.D4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expression.operators.relational.LikeExpres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2:.D4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select.SelectExpressionIt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3:.D4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create.table.ForeignKeyInd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4:.D4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alter.Al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5:.D4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select.Sub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6:.D4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expression.ExpressionVisitorAdapt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7:.D48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net.sf.jsqlparser.statement.select.WithIte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8:.D48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create.index.CreateInd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89:.D4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insert.Inser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0:.D49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Ski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1:.D49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sf.jsqlparser.util.deparser.SelectDeParser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2:.D492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va.net.sf.jsqlparser.expression.RowConstru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3:.D4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util.deparser.StatementDePar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4:.D4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create.table.ColumnDefini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5:.D4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select.Piv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96:.D49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util.deparser.UpdateDePars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7:.D4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net.sf.jsqlparser.util.deparser.ExpressionDePars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8:.D49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net.sf.jsqlparser.expression.WindowEle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99:.D4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select.PivotX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00:.D50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KeepExpres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01:.D50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sf.jsqlparser.statement.create.table.Ind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2:.D5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expression.StringVal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3:.D50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sf.jsqlparser.statement.select.Sel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4:.D5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expression.WindowOff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5:.D5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create.table.NamedConstrai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6:.D5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select.SetOperationLis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7:.D5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net.sf.jsqlparser.expression.operators.relational.OldOracleJoinBinaryExpress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08:.D50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net.sf.jsqlparser.expression.operators.relational.Betwe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9:.D5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select.LateralSubSel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0:.D5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util.deparser.CreateTableDePars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1:.D5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sf.jsqlparser.schema.Colum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2:.D5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create.table.CreateTab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3:.D5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net.sf.jsqlparser.statement.select.FunctionIt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4:.D5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select.Jo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5:.D5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net.sf.jsqlparser.util.TablesNamesFind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6:.D51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net.sf.jsqlparser.statement.select.Fir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7:.D51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sf.jsqlparser.expression.Func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8:.D5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sf.jsqlparser.statement.select.OrderByEle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19:.D5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select.Limi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0:.D5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sf.jsqlparser.expression.operators.relational.MultiExpressionLi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1:.D5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select.ExpressionListIt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2:.D5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tatement.create.table.ColDataTyp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3:.D52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sf.jsqlparser.schema.Serv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4:.D5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net.sf.jsqlparser.statement.replace.Replac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5:.D52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net.sf.jsqlparser.expression.WithinGroupExpres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6:.D5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util.SelectUtil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7:.D52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expression.MySQLGroupConc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28:.D52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sf.jsqlparser.statement.select.PlainSelec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29:.D52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ava.net.sf.jsqlparser.expression.CaseExpres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0:.D5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expression.operators.relational.NotEquals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1:.D5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schema.Tab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2:.D53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net.sf.jsqlparser.util.deparser.ReplaceDePars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3:.D5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net.sf.jsqlparser.expression.BinaryExpres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4:.D5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sf.jsqlparser.expression.AnalyticExpressi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5:.D53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net.sf.jsqlparser.util.ConnectExpressionsVisi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6:.D53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sf.jsqlparser.statement.select.SubSele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7:.D5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com.grahamedgecombe.jterminal.AbstractTerminalMode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8:.D53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com.grahamedgecombe.jterminal.vt100.Vt100TerminalModel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9:.D539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ava.com.grahamedgecombe.jterminal.JTermina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0:.D54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com.grahamedgecombe.jterminal.vt100.AnsiControlSequen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1:.D5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com.grahamedgecombe.jterminal.vt100.AnsiControlSequencePars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2:.D54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com.grahamedgecombe.jterminal.TerminalCe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3:.D5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hydromatic.linq4j.expressions.Types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44:.D54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ava.net.hydromatic.linq4j.expressions.ClassDeclaratio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5:.D54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ava.net.hydromatic.linq4j.expressions.OptimizeVisito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46:.D546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ava.net.hydromatic.linq4j.expressions.ExpressionTyp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7:.D5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hydromatic.linq4j.expressions.NewExpres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8:.D54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net.hydromatic.linq4j.CartesianProductEnumer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9:.D54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hydromatic.linq4j.expressions.ParameterExpres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0:.D55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ArrayLengthRecordFiel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1:.D5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net.hydromatic.linq4j.expressions.LabelState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2:.D5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net.hydromatic.lambda.functions.Predicat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3:.D55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net.hydromatic.linq4j.expressions.ReflectedPseudoFiel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4:.D55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hydromatic.linq4j.expressions.Expres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5:.D5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hydromatic.linq4j.expressions.Evalua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6:.D55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net.hydromatic.linq4j.expressions.BlockStatemen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7:.D55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net.hydromatic.linq4j.expressions.ForStatemen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8:.D55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ava.net.hydromatic.linq4j.expressions.UnaryExpress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59:.D5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net.hydromatic.linq4j.expressions.TryStateme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0:.D56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net.hydromatic.linq4j.expressions.TypeBinaryExpressi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1:.D56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net.hydromatic.lambda.streams.MapStre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2:.D5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hydromatic.linq4j.expressions.LabelTarge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3:.D56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net.hydromatic.linq4j.expressions.ConditionalStatemen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4:.D56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net.hydromatic.linq4j.expressions.MethodDeclarat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5:.D56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net.hydromatic.linq4j.expressions.CatchBlo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6:.D56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net.hydromatic.linq4j.expressions.IndexExpressi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7:.D56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net.hydromatic.linq4j.expressions.MemberExpress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68:.D56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net.hydromatic.linq4j.expressions.FieldDeclarati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69:.D56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net.hydromatic.linq4j.expressions.BlockBuild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570:.D570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ava.net.hydromatic.linq4j.expressions.WhileStatemen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1:.D5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net.hydromatic.lambda.streams.Stre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2:.D5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hydromatic.linq4j.expressions.ClassDeclarationFin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3:.D57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hydromatic.linq4j.expressions.BinaryExpression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4:.D57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va.net.hydromatic.linq4j.expressions.GotoStatemen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5:.D57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net.hydromatic.linq4j.expressions.FunctionExpressio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6:.D57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ava.net.hydromatic.linq4j.LookupImp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7:.D57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net.hydromatic.linq4j.expressions.ConditionalExpress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8:.D57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net.hydromatic.linq4j.expressions.DeclarationStatemen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79:.D57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net.hydromatic.linq4j.EnumerableDefaults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0:.D580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ava.net.hydromatic.linq4j.expressions.DeterministicCodeOptimize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1:.D58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va.net.hydromatic.linq4j.expressions.Visitor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2:.D582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va.net.hydromatic.linq4j.expressions.State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3:.D5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hydromatic.linq4j.expressions.ExpressionWrit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4:.D58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net.hydromatic.linq4j.expressions.Block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5:.D5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net.hydromatic.linq4j.expressions.NewArrayExpressio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6:.D58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ava.net.hydromatic.linq4j.expressions.ConstantExpressio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7:.D58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ava.net.hydromatic.lambda.functions.BiPredicat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88:.D58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net.hydromatic.linq4j.expressions.Expressions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89:.D589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ava.net.hydromatic.linq4j.Extensions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0:.D590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va.net.hydromatic.linq4j.expressions.Primitiv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1:.D59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ava.net.hydromatic.linq4j.expressions.AbstractNo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592:.D59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net.hydromatic.linq4j.GroupingImp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3:.D59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net.hydromatic.linq4j.function.Function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4:.D59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ava.net.hydromatic.linq4j.expressions.ThrowState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5:.D5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net.hydromatic.linq4j.Linq4j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6:.D59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net.hydromatic.linq4j.expressions.MethodCallExpressio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7:.D59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va.net.hydromatic.linq4j.expressions.TernaryExpress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8:.D59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net.hydromatic.linq4j.expressions.ConstructorDeclarat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99:.D59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org.pitest.mutationtest.execute.MutationTestSla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0:.D60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tooling.DirectorySourceLoc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1:.D60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process.WrappingProc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02:.D6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junit.JUnit4SuiteFin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3:.D6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util.ServiceLoa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4:.D6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util.StreamMoni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5:.D60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tooling.SpinnerListe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6:.D6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junit.JUnitCustomRunnerTestUnitFind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7:.D60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pitest.coverage.analysis.LineMapp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8:.D6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engine.gregor.mutators.ArgumentPropagationVisit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9:.D60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pitest.mutationtest.engine.gregor.AvoidAssertsMethodAdapt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0:.D6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sun.pitest.CodeCoverageStor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1:.D611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java.org.pitest.mutationtest.engine.gregor.mutators.experimental.SwitchMuta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2:.D6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pitest.testng.TestNGTestUn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3:.D6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overage.ClassL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4:.D6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pitest.testng.TestNGTestUnitFin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5:.D6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verify.DefaultBuildVerifi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6:.D61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MutationDetai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7:.D6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pitest.util.FileUt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8:.D6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dependency.DependencyAcces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19:.D61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ava.org.pitest.classinfo.ClassIdentifi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0:.D6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pitest.mutationtest.engine.gregor.mutators.experimental.MemberVariableMut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1:.D6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overage.execute.DefaultCoverageGener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2:.D62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util.IsolationUti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3:.D62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mutationtest.engine.gregor.inlinedcode.InlinedFinallyBlockDetec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4:.D62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statistics.Sc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5:.D62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pitest.mutationtest.engine.MethodNa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6:.D62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pitest.testapi.TestGroupCon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7:.D6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functional.FCollec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8:.D62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mutationtest.config.DefaultDependencyPathPredic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9:.D6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junit.JUnitCompatibleConfigur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0:.D63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junit.ParameterisedJUnitTestFin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31:.D6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lassinfo.ClassInfoVisi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2:.D63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execute.DependencyFil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3:.D6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testapi.TestResul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4:.D63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org.pitest.classinfo.ClassInf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5:.D63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junit.ParameterisedTestFil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6:.D6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engine.gregor.mutators.InlineConstantMutat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7:.D6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pitest.mutationtest.build.MutationTestBuil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8:.D6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bytecode.FrameOpt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39:.D63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statistics.MutationStatistic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0:.D6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pitest.util.MemoryWatch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1:.D6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engine.gregor.MethodInf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2:.D64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pitest.mutationtest.MutationMetaDat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3:.D6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pitest.mutationtest.ClassMutationResult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44:.D64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pitest.mutationtest.report.xml.XMLReportListen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5:.D64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pitest.mutationtest.build.PercentAndConstantTimeoutStrate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6:.D6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overage.analysis.SimpleBlockCoverageVisi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7:.D6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lassinfo.BridgeMethodFil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48:.D6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reflection.Reflec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9:.D6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lassinfo.TestToClassMapp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0:.D6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functional.Op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1:.D6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pitest.mutationtest.report.csv.CSVReportListe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2:.D65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StreamUt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3:.D6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util.SocketReadingCall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4:.D6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testapi.execute.FindTestUni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5:.D6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execute.MutationTestWork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56:.D65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Locat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7:.D65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va.org.pitest.classinfo.HierarchicalClassI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8:.D65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pitest.mutationtest.MutationResul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59:.D65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pitest.mutationtest.filter.LimitNumberOfMutationPerClassFil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0:.D66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junit.TestInf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1:.D66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coverage.analysis.CoverageAnalys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2:.D66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mutationtest.incremental.IncrementalAnalys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3:.D6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pitest.mutationtest.config.DatedDirectoryReportDirCreationStrate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4:.D6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overage.analysis.LocalVariableCoverageMethodVisi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5:.D6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mocksupport.JavassistInputStreamInterceptorAdapa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6:.D6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lassinfo.Reposito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7:.D66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analysis.ControlFlowAnalys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8:.D66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pitest.mutationtest.tooling.SmartSourceLoc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69:.D6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util.StringUti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0:.D67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pitest.mutationtest.MutationStatusTestPai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1:.D67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pitest.mutationtest.execute.DefaultPITClassloa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2:.D67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coverage.execute.Rece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73:.D67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coverage.CoverageDat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4:.D67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pitest.mutationtest.engine.gregor.mutators.IncrementsMut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5:.D6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lasspath.ClassPa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6:.D67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execute.CoverageSla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7:.D67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GregorMuta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8:.D6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config.DirectoryResultOutputStrateg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79:.D67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coverage.analysis.Blo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0:.D6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pitest.testng.TestNGTestClassIdentif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1:.D6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process.DefaultJavaExecutableLoc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2:.D6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config.DefaultCodePathPredicat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3:.D68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util.TimeSpa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4:.D68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pitest.classpath.CompoundClassPathRoo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5:.D6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mocksupport.JavassistIntercep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6:.D6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overage.execute.CoverageDeco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7:.D6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functional.FArr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8:.D6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build.TestInfoPriorisationCompar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89:.D68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incremental.XStreamHistorySt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0:.D69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util.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91:.D69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CoverageSumm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2:.D6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functional.MutableLi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3:.D69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pitest.util.PitErr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4:.D6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functional.prelude.Prelud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5:.D69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ClassHistor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96:.D69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org.pitest.mutationtest.engine.gregor.inlinedcode.LineMutatorPai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97:.D69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pitest.testapi.Descripti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8:.D69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pitest.mutationtest.engine.gregor.config.GregorEngineFacto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99:.D69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coverage.BlockLocatio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0:.D70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pitest.coverage.TestInf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1:.D70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pitest.classinfo.ClassNam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2:.D70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org.pitest.coverage.analysis.AbstractCoverageStrateg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3:.D70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TryWithResourcesMethodVisi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4:.D70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utators.VoidMethodCallMut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5:.D7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junit.JUnitTestClassIdentifi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6:.D70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pitest.functional.predicate.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7:.D7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dependency.DependencyExtrac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8:.D70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mutationtest.incremental.DefaultCodeHisto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09:.D7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incremental.FileWriterFacto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0:.D7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engine.gregor.mutators.experimental.ReturnValuesMuta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1:.D7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pitest.mutationtest.execute.HotSwa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2:.D7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mutationtest.engine.gregor.MethodMutationCon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3:.D7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mutationtest.tooling.MutationCovera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4:.D7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pitest.classpath.ArchiveClassPathRoo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5:.D7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utators.RemoveConditionalMut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6:.D71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config.SettingsFacto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7:.D71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pitest.mutationtest.config.ReportOption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8:.D7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org.pitest.mutationtest.engine.gregor.mutators.experimental.RemoveSwitchMut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19:.D7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pitest.util.Glo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0:.D7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pitest.classinfo.ComputeClassWrit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1:.D7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org.pitest.mutationtest.engine.MutationIdentifi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2:.D7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va.org.pitest.util.SocketFind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3:.D7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pitest.mutationtest.engine.gregor.mutators.MethodCallMethodVisit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24:.D7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org.pitest.testapi.execute.MultipleTestGrou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5:.D72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scribe.utils.Preconditio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26:.D72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scribe.model.ParameterLi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7:.D72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scribe.services.HMACSha1Signature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28:.D7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scribe.model.OAuthConfi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29:.D7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scribe.extractors.TokenExtractorImp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30:.D7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scribe.model.Reque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1:.D73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org.scribe.services.TimestampServiceImp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2:.D7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scribe.extractors.BaseStringExtractorImp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3:.D7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scribe.services.PlaintextSignature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4:.D7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scribe.utils.StreamUt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5:.D7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scribe.model.Respon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36:.D73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org.scribe.model.Parame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37:.D73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org.scribe.extractors.HeaderExtractorImp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8:.D73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resource.DefaultResourceMetho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39:.D7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br.com.caelum.vraptor.interceptor.download.InputStreamDownlo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0:.D7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scan.StandaloneClasspathResolv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1:.D74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br.com.caelum.vraptor.util.Stringnifi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2:.D74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ioc.guice.AbstractSco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3:.D74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config.ApplicationConfigur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4:.D74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alidator.Validat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5:.D74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util.String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6:.D74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va.br.com.caelum.vraptor.interceptor.FlashIntercep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7:.D7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Pa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8:.D74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ognl.EmptyElementsRemov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9:.D7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br.com.caelum.vraptor.VRap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0:.D7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serialization.gson.Exclus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1:.D75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iew.SessionFlashSco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2:.D7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proxy.ReflectionInstance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53:.D7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view.DefaultAcceptHeaderToForm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4:.D7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http.ognl.ListNullHand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5:.D7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http.ognl.ListAccess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6:.D7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ioc.spring.SpringBasedContai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7:.D75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erialization.xstream.VRaptorClassMapp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8:.D7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br.com.caelum.vraptor.ioc.spring.SpringRegist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59:.D7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view.DefaultValidationViewsFacto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0:.D76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iew.DefaultPathResolv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1:.D76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br.com.caelum.vraptor.interceptor.ParametersInstantiatorIntercep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2:.D76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ioc.pico.PicoProvi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3:.D7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http.route.JavaEvaluat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4:.D7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br.com.caelum.vraptor.scan.ScannotationComponentSca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5:.D7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validator.MethodValidatorIntercep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6:.D7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http.iogi.RequestAttributeInstanti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7:.D7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deserialization.DefaultDeserializ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8:.D7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util.ISO8601Uti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69:.D7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br.com.caelum.vraptor.view.DefaultReferer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0:.D7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http.route.PriorityRoutesLi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1:.D7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ioc.guice.ScopeLifecycleListe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2:.D7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view.DefaultLogicResul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3:.D77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br.com.caelum.vraptor.restfulie.serialization.LinkConver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4:.D7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config.BasicConfigur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5:.D77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http.ognl.GenericNullHand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6:.D7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validator.ReplicatorOutje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7:.D7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core.LazyInterceptorHand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8:.D7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http.iogi.IogiParametersProvi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79:.D7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core.BaseComponen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0:.D7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util.test.Mock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1:.D78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interceptor.Grap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2:.D78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spring.InjectionBeanPostProcess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3:.D78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oc.guice.GuiceComponentRegist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4:.D78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br.com.caelum.vraptor.ioc.AbstractComponentRegist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5:.D7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serialization.xstream.Serialize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6:.D78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http.route.DefaultTypeFin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7:.D78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serialization.HibernateProxyInitializ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88:.D7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http.route.PathAnnotationRoutesPars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89:.D78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va.br.com.caelum.vraptor.core.DefaultInterceptorSt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0:.D7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http.ognl.VRaptorConvertersAdap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1:.D79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http.ognl.ReflectionBasedNullHand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2:.D79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br.com.caelum.vraptor.deserialization.gson.GsonDeserializa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3:.D7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br.com.caelum.vraptor.interceptor.TopologicalSortedInterceptorRegist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4:.D7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ioc.pico.PicoComponentRegist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5:.D79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ognl.OgnlParametersProvi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6:.D79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http.ognl.ArrayAccess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7:.D79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interceptor.DeserializingIntercep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8:.D79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br.com.caelum.vraptor.http.route.DefaultParametersContro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99:.D79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br.com.caelum.vraptor.serialization.xstream.OldAndProbablyBuggyConfigur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0:.D8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restfulie.serialization.LinkConverterJ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1:.D8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ioc.spring.UniqueBeanNameGene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2:.D8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interceptor.multipart.DefaultMultipartCon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3:.D8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http.DefaultParameterNameProvi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4:.D8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util.test.MockValid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5:.D8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serialization.gson.GsonSerializ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6:.D80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.br.com.caelum.vraptor.scan.JavassistBootstrapGene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7:.D8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validator.DefaultBeanValid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8:.D80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serialization.DefaultXMLConfigur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09:.D8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ioc.ComponentFactoryIntrospec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0:.D8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core.DefaultStaticContentHand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1:.D8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http.iogi.VRaptorInstanti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2:.D8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nterceptor.multipart.CommonsUploadMultipartIntercep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3:.D8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restfulie.controller.ResourceControllerIntercep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4:.D8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http.route.FixedMethodStrate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5:.D81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.br.com.caelum.vraptor.view.LinkToHandl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16:.D81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br.com.caelum.vraptor.core.DefaultExceptionMapp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7:.D8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proxy.JavassistProxifi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18:.D8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erialization.xstream.XStreamSerializ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19:.D8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.br.com.caelum.vraptor.scan.VRaptorStaticScan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0:.D8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interceptor.ExceptionHandlerIntercep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21:.D8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serialization.DefaultRepresentation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2:.D8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resource.DefaultResourceClas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3:.D82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deserialization.XStreamXMLDeserializ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4:.D82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interceptor.download.DownloadIntercep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5:.D82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scan.WebBasedClasspathReso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6:.D8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org.hamcrest.ResourceBundleDescripti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7:.D8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.br.com.caelum.vraptor.ioc.spring.DefaultSpringLoc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28:.D8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serialization.PackageCompara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29:.D82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validator.I18nMess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0:.D8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core.DefaultConverter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1:.D83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validator.DefaultValid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2:.D83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.br.com.caelum.vraptor.core.JstlLocaliza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3:.D8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.br.com.caelum.vraptor.serialization.gson.PackageCompa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4:.D8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http.iogi.ArrayAdap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5:.D8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.br.com.caelum.vraptor.http.route.DefaultRouteBuil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6:.D83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va.br.com.caelum.vraptor.deserialization.JsonDeserializ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37:.D837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SUM([.B1:.B837])" office:value-type="float" office:value="10069" calcext:value-type="float">
            <text:p>10069</text:p>
          </table:table-cell>
          <table:table-cell table:formula="of:=SUM([.C1:.C837])" office:value-type="float" office:value="71" calcext:value-type="float">
            <text:p>71</text:p>
          </table:table-cell>
          <table:table-cell table:formula="of:=SUM([.D1:.D837])" office:value-type="float" office:value="13" calcext:value-type="float">
            <text:p>13</text:p>
          </table:table-cell>
          <table:table-cell table:formula="of:=SUM([.B839:.D839])" office:value-type="float" office:value="10153" calcext:value-type="float">
            <text:p>10153</text:p>
          </table:table-cell>
        </table:table-row>
        <table:table-row table:style-name="ro1">
          <table:table-cell/>
          <table:table-cell table:formula="of:=[.B839]*100/[.E839]" office:value-type="float" office:value="99.1726583275879" calcext:value-type="float">
            <text:p>99.1726583276</text:p>
          </table:table-cell>
          <table:table-cell table:formula="of:=[.C839]*100/[.E839]" office:value-type="float" office:value="0.699300699300699" calcext:value-type="float">
            <text:p>0.6993006993</text:p>
          </table:table-cell>
          <table:table-cell table:formula="of:=[.D839]*100/[.E839]" office:value-type="float" office:value="0.128040973111396" calcext:value-type="float">
            <text:p>0.128040973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formula="of:=COUNTIF([.B1:.B837];&quot;&gt;0&quot;)" office:value-type="float" office:value="828" calcext:value-type="float">
            <text:p>828</text:p>
          </table:table-cell>
          <table:table-cell table:formula="of:=COUNTIF([.C1:.C837];&quot;&gt;0&quot;)" office:value-type="float" office:value="68" calcext:value-type="float">
            <text:p>68</text:p>
          </table:table-cell>
          <table:table-cell table:formula="of:=COUNTIF([.D1:.D837];&quot;&gt;0&quot;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formula="of:=[.B843]*100/837" office:value-type="float" office:value="98.9247311827957" calcext:value-type="float">
            <text:p>98.9247311828</text:p>
          </table:table-cell>
          <table:table-cell table:formula="of:=[.C843]*100/837" office:value-type="float" office:value="8.12425328554361" calcext:value-type="float">
            <text:p>8.1242532855</text:p>
          </table:table-cell>
          <table:table-cell table:formula="of:=[.D843]*100/837" office:value-type="float" office:value="1.4336917562724" calcext:value-type="float">
            <text:p>1.43369175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17:49:19.920908000</dc:date>
    <meta:editing-duration>PT13M34S</meta:editing-duration>
    <meta:editing-cycles>3</meta:editing-cycles>
    <meta:generator>LibreOffice/5.1.1.3$MacOSX_X86_64 LibreOffice_project/f579d750e65277a91cbf19f00b90ad1b257718f9</meta:generator>
    <meta:document-statistic meta:table-count="1" meta:cell-count="4198" meta:object-count="0"/>
  </office:meta>
</office:document-meta>
</file>